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2" draw:text-style-name="P1" draw:layer="layout" svg:x1="6.801cm" svg:y1="7.846cm" svg:x2="8.1cm" svg:y2="7.846cm" draw:start-shape="id2" draw:start-glue-point="10" draw:end-shape="id4" draw:end-glue-point="6" svg:d="M6801 7846h1299" svg:viewBox="0 0 1300 1">
          <text:p/>
        </draw:connector>
        <draw:connector draw:style-name="gr2" draw:text-style-name="P1" draw:layer="layout" draw:line-skew="-0.076cm" svg:x1="16.95cm" svg:y1="3.6cm" svg:x2="21.251cm" svg:y2="6.951cm" draw:start-shape="id1" draw:start-glue-point="8" draw:end-shape="id5" draw:end-glue-point="4" svg:d="M16950 3600v1600h4301v1751" svg:viewBox="0 0 43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19.1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4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4" draw:end-glue-point="4" svg:d="M16950 3600v1610h-6499v1610" svg:viewBox="0 0 6500 3221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4" draw:end-glue-point="9" svg:d="M4451 8871v6029h7662v-6329" svg:viewBox="0 0 7663 6330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4" draw:end-glue-point="8" svg:d="M16251 8751v3349h-5800v-3229" svg:viewBox="0 0 5801 3350">
          <text:p/>
        </draw:connector>
        <draw:custom-shape draw:style-name="gr5" draw:text-style-name="P3" xml:id="id6" draw:id="id6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7" draw:id="id7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8" draw:id="id8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21.251cm" svg:y1="8.751cm" svg:x2="5.3cm" svg:y2="16.849cm" draw:start-shape="id5" draw:start-glue-point="8" draw:end-shape="id6" draw:end-glue-point="4" svg:d="M21251 8751v7049h-15951v1049" svg:viewBox="0 0 15952 8099">
          <text:p/>
        </draw:connector>
        <draw:connector draw:style-name="gr2" draw:text-style-name="P1" draw:layer="layout" draw:line-skew="2.999cm" svg:x1="21.251cm" svg:y1="8.751cm" svg:x2="13.501cm" svg:y2="16.85cm" draw:start-shape="id5" draw:start-glue-point="8" draw:end-shape="id7" draw:end-glue-point="4" svg:d="M21251 8751v7049h-7750v1050" svg:viewBox="0 0 7751 8100">
          <text:p/>
        </draw:connector>
        <draw:connector draw:style-name="gr2" draw:text-style-name="P1" draw:layer="layout" draw:line-skew="3.1cm" svg:x1="21.251cm" svg:y1="8.751cm" svg:x2="21.799cm" svg:y2="16.849cm" draw:start-shape="id5" draw:start-glue-point="8" draw:end-shape="id8" svg:d="M21251 8751v7149h548v949" svg:viewBox="0 0 549 8099">
          <text:p/>
        </draw:connector>
        <draw:custom-shape draw:style-name="gr3" draw:text-style-name="P3" xml:id="id9" draw:id="id9" draw:layer="layout" svg:width="4.3cm" svg:height="1.8cm" svg:x="24.3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26.452cm" svg:y2="6.952cm" draw:start-shape="id1" draw:start-glue-point="8" draw:end-shape="id9" draw:end-glue-point="4" svg:d="M16950 3600v1677h9502v1675" svg:viewBox="0 0 9503 33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4:49:13.306165000</dc:date>
    <meta:editing-duration>PT24M39S</meta:editing-duration>
    <meta:editing-cycles>6</meta:editing-cycles>
    <meta:document-statistic meta:object-count="22"/>
  </office:meta>
</office:document-meta>
</file>